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128a" officeooo:paragraph-rsid="0005f13a"/>
    </style:style>
    <style:style style:name="P2" style:family="paragraph" style:parent-style-name="Text_20_body">
      <style:text-properties officeooo:rsid="001aa4cb" officeooo:paragraph-rsid="0005f13a"/>
    </style:style>
    <style:style style:name="P3" style:family="paragraph" style:parent-style-name="Text_20_body">
      <style:text-properties officeooo:paragraph-rsid="0005f13a"/>
    </style:style>
    <style:style style:name="P4" style:family="paragraph" style:parent-style-name="Text_20_body">
      <style:text-properties officeooo:rsid="001cac4d" officeooo:paragraph-rsid="0005f13a"/>
    </style:style>
    <style:style style:name="P5" style:family="paragraph" style:parent-style-name="Text_20_body">
      <style:text-properties officeooo:rsid="00245b6f" officeooo:paragraph-rsid="0005f13a"/>
    </style:style>
    <style:style style:name="P6" style:family="paragraph" style:parent-style-name="Title">
      <style:text-properties officeooo:rsid="0014128a" officeooo:paragraph-rsid="0005f13a"/>
    </style:style>
    <style:style style:name="P7" style:family="paragraph" style:parent-style-name="Standard">
      <style:text-properties officeooo:rsid="00131bf0" officeooo:paragraph-rsid="00131bf0"/>
    </style:style>
    <style:style style:name="P8" style:family="paragraph" style:parent-style-name="Text_20_body" style:list-style-name="L1">
      <style:text-properties officeooo:paragraph-rsid="0005f13a"/>
    </style:style>
    <style:style style:name="P9" style:family="paragraph" style:parent-style-name="Text_20_body">
      <style:text-properties officeooo:rsid="00265d9a" officeooo:paragraph-rsid="0005f13a"/>
    </style:style>
    <style:style style:name="P10" style:family="paragraph" style:parent-style-name="Text_20_body">
      <style:text-properties officeooo:paragraph-rsid="0007b40e"/>
    </style:style>
    <style:style style:name="P11" style:family="paragraph" style:parent-style-name="Text_20_body">
      <style:text-properties officeooo:rsid="000937c6" officeooo:paragraph-rsid="000937c6"/>
    </style:style>
    <style:style style:name="P12" style:family="paragraph" style:parent-style-name="Text_20_body">
      <style:text-properties officeooo:rsid="000a84de" officeooo:paragraph-rsid="000a84de"/>
    </style:style>
    <style:style style:name="P13" style:family="paragraph" style:parent-style-name="Text_20_body">
      <style:text-properties officeooo:rsid="001033a2" officeooo:paragraph-rsid="001033a2"/>
    </style:style>
    <style:style style:name="P14" style:family="paragraph" style:parent-style-name="Text_20_body">
      <style:text-properties officeooo:rsid="00129b9a" officeooo:paragraph-rsid="00129b9a"/>
    </style:style>
    <style:style style:name="P15" style:family="paragraph" style:parent-style-name="Heading_20_1">
      <style:text-properties officeooo:rsid="0018da1e" officeooo:paragraph-rsid="0005f13a"/>
    </style:style>
    <style:style style:name="P16" style:family="paragraph" style:parent-style-name="Heading_20_1">
      <style:paragraph-properties fo:break-before="page"/>
      <style:text-properties officeooo:rsid="0024e23f" officeooo:paragraph-rsid="0005f13a"/>
    </style:style>
    <style:style style:name="T1" style:family="text">
      <style:text-properties officeooo:rsid="0014f7c8"/>
    </style:style>
    <style:style style:name="T2" style:family="text">
      <style:text-properties officeooo:rsid="001b4918"/>
    </style:style>
    <style:style style:name="T3" style:family="text">
      <style:text-properties officeooo:rsid="001c34f6"/>
    </style:style>
    <style:style style:name="T4" style:family="text">
      <style:text-properties officeooo:rsid="001e3b5e"/>
    </style:style>
    <style:style style:name="T5" style:family="text">
      <style:text-properties style:font-name="Liberation Serif"/>
    </style:style>
    <style:style style:name="T6" style:family="text">
      <style:text-properties style:font-name="Liberation Serif" officeooo:rsid="0023ad05"/>
    </style:style>
    <style:style style:name="T7" style:family="text">
      <style:text-properties fo:color="#000000" fo:font-weight="bold" style:font-weight-asian="bold" style:font-weight-complex="bold"/>
    </style:style>
    <style:style style:name="T8" style:family="text">
      <style:text-properties officeooo:rsid="0007b40e"/>
    </style:style>
    <style:style style:name="T9" style:family="text">
      <style:text-properties officeooo:rsid="000be191"/>
    </style:style>
    <style:style style:name="T10" style:family="text">
      <style:text-properties officeooo:rsid="001461c6"/>
    </style:style>
    <style:style style:name="T11" style:family="text">
      <style:text-properties officeooo:rsid="0015b7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yo</text:p>
      <text:p text:style-name="P1"/>
      <text:p text:style-name="P1">Enyo est un framework open-source qui utilise JavaScript et HTML. Il est cross-plateform<text:span text:style-name="T1">e, en plus d’être un framework mobile et tablette il permet de créer des applications pour téléviseur.</text:span></text:p>
      <text:h text:style-name="P15" text:outline-level="1">Installation</text:h>
      <text:p text:style-name="P2">Il y a deux solutions pour installer Enyo :</text:p>
      <text:list xml:id="list5982400566821534964" text:style-name="L1">
        <text:list-item>
          <text:p text:style-name="P8"><text:span text:style-name="T2">La première consiste à télécharger Node JS et NPM et à installer Enyo via NPM avec la commande suivante : </text:span>npm install -g enyo-dev</text:p>
        </text:list-item>
        <text:list-item>
          <text:p text:style-name="P8"><text:span text:style-name="T3">La seconde consiste à télécharger directement les sources se trouvant sur GitHub à l’adresse suivante : </text:span><text:a xlink:type="simple" xlink:href="mailto:git@github.com" text:style-name="Internet_20_link" text:visited-style-name="Visited_20_Internet_20_Link">git@github.com</text:a>:enyojs/enyo.git</text:p>
        </text:list-item>
      </text:list>
      <text:p text:style-name="P4">Notre solution fut de télécharger <text:span text:style-name="T4">l</text:span>es sources <text:span text:style-name="T4">de Bootplate sur GitHub et de travailler dessus. Bootplate fournit un projet de démarrage complet et facilite la création d’applications cross-plateformes. Pour télécharger Bootplate :</text:span></text:p>
      <text:p text:style-name="P3"><text:span text:style-name="Source_20_Text"><text:span text:style-name="T5">git clone --recursive --branch 2.4.0 https://github.com/enyojs/bootplate-moonstone.git &lt;</text:span></text:span><text:span text:style-name="Source_20_Text"><text:span text:style-name="T6">projet</text:span></text:span><text:span text:style-name="Source_20_Text"><text:span text:style-name="T5">&gt;</text:span></text:span></text:p>
      <text:p text:style-name="P4"/>
      <text:p text:style-name="P5">Ces informations peuvent être trouvées sur le site web d’Enyo :<text:a xlink:type="simple" xlink:href="http://enyojs.com/get-enyo/" text:style-name="Internet_20_link" text:visited-style-name="Visited_20_Internet_20_Link">http://enyojs.com/get-enyo/</text:a></text:p>
      <text:p text:style-name="P5"/>
      <text:h text:style-name="P16" text:outline-level="1">Création d’une <text:span text:style-name="T7">calculatrice</text:span></text:h>
      <text:p text:style-name="P9">Nous allons maintenant vous présenter un tutoriel permettant la création d’une calculatrice simple.</text:p>
      <text:p text:style-name="P10"><text:span text:style-name="T8">Pour initialiser un projet, il suffit d’utiliser la commande : enyo init nom-du-projet</text:span></text:p>
      <text:p text:style-name="P11">Si Enyo a été installé en téléchargeant les sources présentes sur Github le projet est déjà initialisé.</text:p>
      <text:p text:style-name="P12">Il suffit, à présent, de se déplacer dans le dossier du projet. L’arborescence du projet dépendra de la méthode d’installation et de la présence ou non de plugins mais dans tous les cas les dossiers et fichiers suivants devraient être visibles :</text:p>
      <text:p text:style-name="P12"><text:tab/>.enyoconfig <text:s text:c="8"/>// fichier de configuration pour Enyo</text:p>
      <text:p text:style-name="P12"><text:tab/>.gitignore <text:s text:c="11"/>// fichier de configuration pour Github</text:p>
      <text:p text:style-name="P12"><text:tab/>index.js <text:s text:c="14"/>// fichier source principal</text:p>
      <text:p text:style-name="P12"><text:tab/>lib<text:tab/> <text:s text:c="15"/>// Enyo et ses bibliothèques</text:p>
      <text:p text:style-name="P12"><text:tab/><text:span text:style-name="T9">package.json <text:s text:c="6"/>// fichier de configuration de l’application</text:span></text:p>
      <text:p text:style-name="P13">Maintenant, s’ils n’existent pas encore, il faudra créer les dossiers « assets » qui contiendra les ressources de l’application et « src » qui contiendra les sources. C’est sur ce dossier que nous nous concentrerons pour la suite du tutoriel.</text:p>
      <text:p text:style-name="P14">Avant de s’intéresser aux sources il convient de modifier le fichier index.js. Remplacez le contenu du fichier avec :</text:p>
      <text:p text:style-name="Standard">enyo.kind({</text:p>
      <text:p text:style-name="Standard"><text:s text:c="8"/>name: "App",</text:p>
      <text:p text:style-name="Standard"><text:s text:c="8"/>kind: "Panels",</text:p>
      <text:p text:style-name="Standard"><text:s text:c="8"/>fit: true,</text:p>
      <text:p text:style-name="Standard"><text:s text:c="8"/>components: [</text:p>
      <text:p text:style-name="Standard"><text:s text:c="12"/>{kind: "myapp.MainView"},</text:p>
      <text:p text:style-name="Standard"><text:s text:c="12"/>{kind: "myapp.SubView"},</text:p>
      <text:p text:style-name="Standard"><text:s text:c="12"/>{kind: "myapp.SubView2"}</text:p>
      <text:p text:style-name="Standard"><text:s text:c="8"/>]</text:p>
      <text:p text:style-name="Standard">});</text:p>
      <text:p text:style-name="Standard">new App().write();</text:p>
      <text:p text:style-name="Standard"/>
      <text:p text:style-name="P7">Le paramètre « name » correspond simplement au nom de la fonction, le paramètre « kind » indique de quel type de fonction il s’agit. Ici « Panels » correspond à un pattern pour le fonctionnement des transitions entre les différentes vues de l’application. «<text:span text:style-name="T11">fit» est une variable qui permet à l’application de savoir si l’on souhaite 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1:21:33.276698208</meta:creation-date>
    <dc:date>2016-12-08T11:50:34.439717214</dc:date>
    <meta:editing-duration>PT28M49S</meta:editing-duration>
    <meta:editing-cycles>13</meta:editing-cycles>
    <meta:generator>LibreOffice/5.1.4.2$Linux_X86_64 LibreOffice_project/10m0$Build-2</meta:generator>
    <meta:document-statistic meta:table-count="0" meta:image-count="0" meta:object-count="0" meta:page-count="2" meta:paragraph-count="33" meta:word-count="391" meta:character-count="2700" meta:non-whitespace-character-count="2210"/>
  </office:meta>
</office:document-meta>
</file>